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Munkalap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collable1</text:p>
          </table:table-cell>
          <table:table-cell office:value-type="string">
            <text:p>collabel2</text:p>
          </table:table-cell>
          <table:table-cell office:value-type="string">
            <text:p>collabel3</text:p>
          </table:table-cell>
          <table:table-cell office:value-type="string">
            <text:p>collabel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group1</text:p>
          </table:table-cell>
          <table:table-cell office:value-type="string">
            <text:p>rowlabel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rowlabel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group2</text:p>
          </table:table-cell>
          <table:table-cell office:value-type="string">
            <text:p>rowlabel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ro1lable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elect <text:s/>range c5:h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enu : inser /char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lick to an empty cel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lick to char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ess ctrl-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00.00.00</text:date>, <text:time style:data-style-name="N2" text:time-value="0000-00-00T20:08:26.75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5:24:12.73</meta:creation-date>
    <dc:date>2013-03-14T20:10:32.98</dc:date>
    <meta:editing-duration>PT53M9S</meta:editing-duration>
    <meta:editing-cycles>9</meta:editing-cycles>
    <meta:generator>LibreOffice/4.0.0.3$Windows_x86 LibreOffice_project/7545bee9c2a0782548772a21bc84a9dcc583b89</meta:generator>
    <meta:document-statistic meta:table-count="1" meta:cell-count="31" meta:object-count="0"/>
  </office:meta>
</office:document-meta>
</file>